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urceNodeHistory.SourceNodeHistory( SourceNode node , ServiceManager manager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urceNodeHistory.getRevisionNumber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ourceNodeHistory.getRevision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urceNodeHistory.getLatestRevis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